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1.016cm" svg:stroke-color="#f26649" draw:marker-start-width="3.251cm" draw:marker-end-width="3.251cm" svg:stroke-linecap="round" draw:fill="solid" draw:fill-color="#dddddd" draw:textarea-horizontal-align="justify" draw:textarea-vertical-align="middle" draw:auto-grow-height="false" fo:min-height="15.491cm" fo:min-width="14.978cm" fo:padding-top="0.633cm" fo:padding-bottom="0.633cm" fo:padding-left="0.758cm" fo:padding-right="0.758cm"/>
    </style:style>
    <style:style style:name="gr2" style:family="graphic" style:parent-style-name="standard">
      <style:graphic-properties svg:stroke-width="1.016cm" svg:stroke-color="#f26649" draw:marker-start-width="3.251cm" draw:marker-end-width="3.251cm" svg:stroke-linecap="round" draw:fill="solid" draw:fill-color="#f26649" draw:textarea-horizontal-align="justify" draw:textarea-vertical-align="middle" draw:auto-grow-height="false" fo:min-height="4.068cm" fo:min-width="3.734cm" fo:padding-top="0.633cm" fo:padding-bottom="0.633cm" fo:padding-left="0.758cm" fo:padding-right="0.758cm" draw:shadow-offset-x="0.203cm" draw:shadow-offset-y="0.203cm"/>
    </style:style>
    <style:style style:name="gr3" style:family="graphic" style:parent-style-name="objectwithoutfill">
      <style:graphic-properties svg:stroke-width="1.016cm" svg:stroke-color="#007a3d" draw:marker-start-width="3.251cm" draw:marker-end-width="3.251cm" svg:stroke-linecap="round" draw:fill="none" draw:textarea-vertical-align="middle" fo:padding-top="0.633cm" fo:padding-bottom="0.633cm" fo:padding-left="0.758cm" fo:padding-right="0.758cm"/>
    </style:style>
    <style:style style:name="gr4" style:family="graphic" style:parent-style-name="objectwithoutfill">
      <style:graphic-properties svg:stroke-width="1.016cm" svg:stroke-color="#0038a8" draw:marker-start-width="3.251cm" draw:marker-end-width="3.251cm" svg:stroke-linecap="round" draw:fill="none" draw:textarea-vertical-align="middle" fo:padding-top="0.633cm" fo:padding-bottom="0.633cm" fo:padding-left="0.758cm" fo:padding-right="0.758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loext:graphic-properties draw:fill="solid" draw:fill-color="#f26649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6.494cm" svg:height="16.757cm" svg:x="2.286cm" svg:y="2.53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custom-shape draw:style-name="gr2" draw:text-style-name="P2" draw:layer="layout" svg:width="5.25cm" svg:height="5.334cm" svg:x="4.91cm" svg:y="5.445cm">
            <text:p/>
            <draw:enhanced-geometry svg:viewBox="0 0 21600 21600" draw:glue-points="10800 0 3163 3163 0 10800 3163 18437 10800 21600 18437 18437 21600 10800 18437 3163" draw:text-areas="3163 3163 18437 18437" draw:mirror-vertical="true" draw:type="ellipse" draw:enhanced-path="U 10800 10800 10800 10800 0 360 Z N"/>
          </draw:custom-shape>
          <draw:g>
            <draw:path draw:style-name="gr3" draw:text-style-name="P3" draw:layer="layout" svg:width="5.202cm" svg:height="4.762cm" draw:transform="rotate (1.5707963267949) translate (5.35cm 12.109cm)" svg:viewBox="0 0 5203 4763" svg:d="M0 4763c483-272 997-360 1499-662 706-425 1218-980 1808-1499 570-501 1201-958 1588-1632l308-661v-309">
              <text:p/>
            </draw:path>
            <draw:path draw:style-name="gr3" draw:text-style-name="P3" draw:layer="layout" svg:width="2.24cm" svg:height="0.959cm" draw:transform="skewX (-0.0825540736193318) rotate (1.77988677118382) translate (7.75920803860501cm 8.62504102456049cm)" svg:viewBox="0 0 2241 960" svg:d="M0 17c774-118 1346 390 1939 694l302 249">
              <text:p/>
            </draw:path>
            <draw:path draw:style-name="gr3" draw:text-style-name="P3" draw:layer="layout" svg:width="2.639cm" svg:height="0.965cm" draw:transform="skewX (-0.164759081388265) rotate (1.74794724587232) translate (9.22521651629034cm 10.1499730292388cm)" svg:viewBox="0 0 2640 966" svg:d="M0 18c911-119 1585 392 2284 697l356 251">
              <text:p/>
            </draw:path>
            <draw:path draw:style-name="gr3" draw:text-style-name="P3" draw:layer="layout" svg:width="1.533cm" svg:height="6.116cm" svg:x="11.938cm" svg:y="6.08cm" svg:viewBox="0 0 1534 6117" svg:d="M0 6117c293-774 779-1432 1102-2190 282-664 354-1389 424-2101 53-535-175-1015-296-1506l-128-320">
              <text:p/>
            </draw:path>
            <draw:path draw:style-name="gr3" draw:text-style-name="P3" draw:layer="layout" svg:width="2.385cm" svg:height="1.802cm" draw:transform="skewX (-0.0160570291183478) rotate (1.43850036949373) translate (13.388cm 8.874cm)" svg:viewBox="0 0 2386 1803" svg:d="M0 0c603 21 1273 13 1758 474l442 547 157 534 29 248">
              <text:p/>
            </draw:path>
            <draw:path draw:style-name="gr3" draw:text-style-name="P3" draw:layer="layout" svg:width="2.389cm" svg:height="0.669cm" draw:transform="rotate (0.644026493985908) translate (13.046718738742cm 10.1419878961456cm)" svg:viewBox="0 0 2390 670" svg:d="M0 34c596-155 1094 273 1676 265l432 160 282 211">
              <text:p/>
            </draw:path>
          </draw:g>
          <draw:g>
            <draw:path draw:style-name="gr4" draw:text-style-name="P3" draw:layer="layout" svg:width="8.488cm" svg:height="2.529cm" draw:transform="rotate (-0.124092909816797) translate (7.07411520285853cm 11.7157330933009cm)" svg:viewBox="0 0 8489 2530" svg:d="M0 2530c517-21 971-276 1385-662 390-364 802-629 1263-913 458-282 702-1109 1395-930 487 126 991 88 1488 170 561 93 880 571 1422 712 529 137 961 564 1536 564">
              <text:p/>
            </draw:path>
            <draw:path draw:style-name="gr4" draw:text-style-name="P3" draw:layer="layout" svg:width="4.1cm" svg:height="1.353cm" svg:x="10.25cm" svg:y="15.267cm" svg:viewBox="0 0 4101 1354" svg:d="M4101 428c-546-28-996-427-1543-397-519 29-1140-225-1500 353l-529 485-485 441-44 44">
              <text:p/>
            </draw:path>
          </draw:g>
          <draw:path draw:style-name="gr4" draw:text-style-name="P3" draw:layer="layout" svg:width="4.338cm" svg:height="2.781cm" draw:transform="skewX (0.0370009801422798) rotate (-0.214675497995304) translate (11.6838216416977cm 12.5097565943112cm)" svg:viewBox="0 0 4339 2782" svg:d="M1175 2491c494 77 999-52 1491 28 413 66 1164 600 1331-73 127-514 647-1192 90-1587-456-322-1011-91-1527-167-473-69-980 10-1414-253l-564-272-487-147-95-20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30T10:42:01.210433804</meta:creation-date>
    <dc:date>2017-03-30T15:46:42.562350922</dc:date>
    <meta:editing-duration>PT51M43S</meta:editing-duration>
    <meta:editing-cycles>1</meta:editing-cycles>
    <meta:document-statistic meta:object-count="14"/>
    <meta:generator>LibreOffice/5.1.6.2$Linux_X86_64 LibreOffice_project/10m0$Build-2</meta:generator>
  </office:meta>
</office:document-meta>
</file>